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OpenSymbol" svg:font-family="OpenSymbol" style:font-family-generic="roman"/>
    <style:font-face style:name="FreeSans" svg:font-family="FreeSans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DejaVu Sans" svg:font-family="DejaVu Sans" style:font-family-generic="roman"/>
    <style:font-face style:name="Linux Libertine O" svg:font-family="Linux Libertine O" style:font-family-generic="roman"/>
    <style:font-face style:name="Streetwear" svg:font-family="Streetwear" style:font-family-generic="roman"/>
    <style:font-face style:name="Garamond" svg:font-family="Garamond" style:font-family-generic="roman"/>
    <style:font-face style:name="Impact" svg:font-family="Impact" style:font-family-generic="swiss"/>
    <style:font-face style:name="Times New Roman" svg:font-family="Times New Roman" style:font-family-generic="roman"/>
    <style:font-face style:name="JarmanDotted" svg:font-family="JarmanDotted" style:font-family-generic="roman"/>
    <style:font-face style:name="Berenika" svg:font-family="Berenika" style:font-family-generic="roma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4" style:family="paragraph" style:parent-style-name="Normal">
      <style:paragraph-properties text:number-lines="true"/>
    </style:style>
    <style:style style:name="P23" style:family="paragraph" style:parent-style-name="Standard">
      <style:paragraph-properties fo:margin-top="0.106cm" fo:margin-bottom="0.106cm" style:line-height-at-least="0.353cm" text:number-lines="true"/>
      <style:text-properties style:font-name="Streetwear" fo:font-size="22pt" style:font-size-asian="22pt" style:font-name-complex="Garamond" style:font-size-complex="22pt"/>
    </style:style>
    <style:style style:name="P24" style:family="paragraph" style:parent-style-name="Normal">
      <style:paragraph-properties fo:margin-top="0.106cm" fo:margin-bottom="0.106cm" style:line-height-at-least="0.353cm" fo:background-color="transparent" fo:padding-left="0.000cm" fo:padding-right="0.000cm" fo:padding-top="0.000cm" fo:padding-bottom="0.000cm" fo:border-left="none" fo:border-right="none" fo:border-top="none" fo:border-bottom="none" fo:text-align="justify" fo:hyphenation-ladder-count="no-limit" text:number-lines="true"/>
      <style:text-properties fo:hyphenate="true" fo:hyphenation-remain-char-count="2" fo:hyphenation-push-char-count="2" style:font-name="Garamond" fo:font-size="10pt" style:font-name-asian="Times New Roman" style:font-size-asian="10pt" style:language-asian="en" style:country-asian="us" style:font-name-complex="Garamond" style:language-complex="ar" style:country-complex="sa" style:letter-kerning="false"/>
    </style:style>
    <style:style style:name="P25" style:family="paragraph" style:parent-style-name="Normal">
      <style:paragraph-properties fo:margin-top="0.106cm" fo:margin-bottom="0.106cm" style:line-height-at-least="0.353cm" fo:background-color="transparent" fo:padding-left="0.000cm" fo:padding-right="0.000cm" fo:padding-top="0.000cm" fo:padding-bottom="0.000cm" fo:border-left="none" fo:border-right="none" fo:border-top="none" fo:border-bottom="none" fo:text-align="justify" fo:hyphenation-ladder-count="no-limit" text:number-lines="true"/>
      <style:text-properties fo:hyphenate="true" fo:hyphenation-remain-char-count="2" fo:hyphenation-push-char-count="2" style:font-name="Linux Libertine O" fo:font-size="16pt" style:font-name-asian="Linux Libertine O" style:font-size-asian="16pt" style:language-asian="en" style:country-asian="us" style:font-name-complex="Linux Libertine O" style:font-size-complex="16pt" style:language-complex="ar" style:country-complex="sa" style:letter-kerning="false"/>
    </style:style>
    <style:style style:name="P26" style:family="paragraph" style:parent-style-name="Standard">
      <style:paragraph-properties fo:margin-top="0.106cm" fo:margin-bottom="0.106cm" style:line-height-at-least="0.353cm" text:number-lines="true"/>
      <style:text-properties style:font-name="Berenika" fo:font-size="14pt" style:font-name-asian="Berenika" style:font-size-asian="14pt" style:font-name-complex="Berenika" style:font-size-complex="14pt"/>
    </style:style>
    <style:style style:name="PP23" style:family="paragraph" style:parent-style-name="Normal">
      <style:paragraph-properties fo:margin-top="0.106cm" fo:margin-bottom="0.106cm" style:line-height-at-least="0.353cm" fo:background-color="transparent" fo:padding-left="0.000cm" fo:padding-right="0.000cm" fo:padding-top="0.000cm" fo:padding-bottom="0.000cm" fo:border-left="none" fo:border-right="none" fo:border-top="none" fo:border-bottom="none" fo:text-align="justify" fo:hyphenation-ladder-count="no-limit" text:number-lines="true" fo:break-before="page"/>
      <style:text-properties fo:hyphenate="true" fo:hyphenation-remain-char-count="2" fo:hyphenation-push-char-count="2" style:font-name="Garamond" fo:font-size="10pt" style:font-name-asian="Times New Roman" style:font-size-asian="10pt" style:language-asian="en" style:country-asian="us" style:font-name-complex="Garamond" style:language-complex="ar" style:country-complex="sa" style:letter-kerning="false"/>
    </style:style>
    <style:style style:name="T0" style:family="text">
      <style:text-properties style:font-name="Liberation Serif" fo:font-size="12pt" fo:font-weight="normal" fo:font-style="normal" fo:language="en" fo:country="au" style:font-name-asian="DejaVu Sans" style:font-size-asian="10.5pt" style:font-weight-asian="normal" style:font-style-asian="normal" style:language-asian="zh" style:country-asian="cn" style:font-name-complex="Free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Streetwear" fo:font-size="22pt" fo:font-weight="normal" fo:font-style="normal" fo:language="en" fo:country="au" style:font-name-asian="DejaVu Sans" style:font-size-asian="22pt" style:font-weight-asian="normal" style:font-style-asian="normal" style:language-asian="zh" style:country-asian="cn" style:font-name-complex="Garamond" style:font-size-complex="2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Garamond" fo:font-size="10pt" fo:font-weight="normal" fo:font-style="normal" fo:language="en" fo:country="au" style:font-name-asian="Times New Roman" style:font-size-asian="10pt" style:font-weight-asian="normal" style:font-style-asian="normal" style:language-asian="en" style:country-asian="us" style:font-name-complex="Garamond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3" style:family="text">
      <style:text-properties style:font-name="Linux Libertine O" fo:font-size="16pt" fo:font-weight="normal" fo:font-style="normal" fo:language="en" fo:country="au" style:font-name-asian="Linux Libertine O" style:font-size-asian="16pt" style:font-weight-asian="normal" style:font-style-asian="normal" style:language-asian="en" style:country-asian="us" style:font-name-complex="Linux Libertine O" style:font-size-complex="16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4" style:family="text">
      <style:text-properties style:font-name="Berenika" fo:font-size="14pt" fo:font-weight="normal" fo:font-style="normal" fo:language="en" fo:country="au" style:font-name-asian="Berenika" style:font-size-asian="14pt" style:font-weight-asian="normal" style:font-style-asian="normal" style:language-asian="zh" style:country-asian="cn" style:font-name-complex="Berenika" style:font-size-complex="14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Impact"/>
    </style:style>
    <style:style style:name="T16" style:family="text">
      <style:text-properties style:font-name="JarmanDotted"/>
    </style:style>
    <style:style style:name="T18" style:family="text">
      <style:text-properties fo:font-weight="bold" fo:font-style="italic" style:font-weight-asian="bold" style:font-style-asian="italic" style:font-weight-complex="bold" style:font-style-complex="italic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3" text:name="Section3">
        <text:p text:style-name="P26"><text:span text:style-name="T14">Name:</text:span></text:p>
        <text:p text:style-name="P23"><text:span text:style-name="T15">Chapter XXXV</text:span><text:span text:style-name="T11"> – Supernatural Virtues</text:span></text:p>
        <text:p text:style-name="P25"><text:span text:style-name="T13">1. The supernatural virtues are (</text:span><text:span text:style-name="T16">proximate</text:span><text:span text:style-name="T13">) (</text:span><text:span text:style-name="T16">radical</text:span><text:span text:style-name="T13">) principles of supernatural acts. </text:span></text:p>
        <text:p text:style-name="P25"><text:span text:style-name="T13">2. Sanctifying grace is a </text:span><text:span text:style-name="T13"> </text:span><text:span text:style-name="T13">_ _ _ _ _ _ _ </text:span><text:span text:style-name="T13"> </text:span><text:span text:style-name="T13">principle of these acts. </text:span></text:p>
        <text:p text:style-name="P25"><text:span text:style-name="T13">3. The supernatural virtues are like new (</text:span><text:span text:style-name="T16">natures</text:span><text:span text:style-name="T13">) (</text:span><text:span text:style-name="T16">faculties</text:span><text:span text:style-name="T13">) given us by God. </text:span></text:p>
        <text:p text:style-name="P25"><text:span text:style-name="T13">4. They all arise together in the soul with the coming of </text:span><text:span text:style-name="T13"> </text:span><text:span text:style-name="T13">_ _ _ _ _ _ _ _ _ .</text:span></text:p>
        <text:p text:style-name="P25"><text:span text:style-name="T13">5. They increase when we perform acts that are more </text:span><text:span text:style-name="T13"> </text:span><text:span text:style-name="T13">_ _ _ _ _ _ _ </text:span><text:span text:style-name="T13"> </text:span><text:span text:style-name="T13">than the habit. </text:span></text:p>
        <text:p text:style-name="P25"><text:span text:style-name="T13">6. They are lost by the loss of </text:span><text:span text:style-name="T13"> </text:span><text:span text:style-name="T13">_ _ _ _ _ _ _ </text:span><text:s/><text:span text:style-name="T13">_ _ _ _ ; though two of them, namely </text:span><text:span text:style-name="T13"> </text:span><text:span text:style-name="T13">_ _ _ _ _ _ _ </text:span><text:span text:style-name="T13"> </text:span><text:span text:style-name="T13">and </text:span><text:span text:style-name="T13"> </text:span><text:span text:style-name="T13">_ _ _ _ _ _ _ </text:span><text:span text:style-name="T13"> </text:span><text:span text:style-name="T13">remain after mortal sin provided the sin is not against them. </text:span></text:p>
        <text:p text:style-name="P25"><text:span text:style-name="T13">7. The sanctity of the saints is called </text:span><text:span text:style-name="T13"> </text:span><text:span text:style-name="T13">_ _ _ _ _ _ _ </text:span><text:span text:style-name="T13"> </text:span><text:span text:style-name="T13">sanctity. </text:span></text:p>
        <text:p text:style-name="P25"><text:span text:style-name="T13">8. The supernatural virtues that have God for their object are called the </text:span><text:span text:style-name="T13"> </text:span><text:s/><text:span text:style-name="T13">_ _ _ _ _ _ _ </text:span><text:span text:style-name="T13">_ _ </text:span><text:s/><text:span text:style-name="T13">virtues. </text:span><text:span text:style-name="T13"> </text:span></text:p>
        <text:p text:style-name="P25"><text:span text:style-name="T13">9. There are three of them: </text:span><text:span text:style-name="T13"> </text:span><text:span text:style-name="T13">_ _ _ _ _ _ _ , </text:span><text:span text:style-name="T13"> </text:span><text:span text:style-name="T13">_ _ _ _ _ _ _ </text:span><text:span text:style-name="T13"> </text:span><text:span text:style-name="T13">and </text:span><text:span text:style-name="T13"> </text:span><text:span text:style-name="T13">_ _ _ _ _ _ _ . </text:span></text:p>
        <text:p text:style-name="P25"><text:span text:style-name="T13">10. The supernatural cardinal virtues are </text:span><text:span text:style-name="T13"> </text:span><text:span text:style-name="T13"> _ _ _ _ _ _ _ </text:span><text:s/><text:span text:style-name="T13">, </text:span><text:s/><text:span text:style-name="T13"> </text:span><text:span text:style-name="T13">_ _ _ _ _ _ _ </text:span><text:s/><text:span text:style-name="T13">, </text:span><text:span text:style-name="T13"> </text:span><text:s/><text:span text:style-name="T13">_ _ _ _ _ _ _ </text:span><text:span text:style-name="T13"> </text:span><text:span text:style-name="T13">and </text:span><text:span text:style-name="T13"> </text:span><text:span text:style-name="T13">_ _ _ _ _ _ _ . </text:span></text:p>
        <text:p text:style-name="P25"><text:span text:style-name="T13">11. These are (</text:span><text:span text:style-name="T16">theological</text:span><text:span text:style-name="T13">) (</text:span><text:span text:style-name="T16">moral</text:span><text:span text:style-name="T13">) virtues. </text:span></text:p>
        <text:p text:style-name="P25"><text:span text:style-name="T13">12. The supernatural virtues are also known as the </text:span><text:span text:style-name="T13"> </text:span><text:span text:style-name="T13">_ _ _ _ _ _ _ </text:span><text:span text:style-name="T13"> </text:span><text:span text:style-name="T13">virtues. </text:span></text:p>
        <text:p text:style-name="P25"><text:span text:style-name="T13">13. The supernatural moral virtues act simultaneously with the </text:span><text:span text:style-name="T13"> </text:span><text:span text:style-name="T13">_ _ _ _ _ _ _ </text:span><text:span text:style-name="T13"> </text:span><text:span text:style-name="T13">moral virtues of the same name. </text:span></text:p>
        <text:p text:style-name="P25"><text:span text:style-name="T13">14. In regard to the golden mean, the supernatural moral virtues have a higher </text:span><text:span text:style-name="T13"> </text:span><text:span text:style-name="T13">_ _ _ _ _ _ _ </text:span><text:span text:style-name="T13"> </text:span><text:span text:style-name="T13">and a higher </text:span><text:span text:style-name="T13"> </text:span><text:span text:style-name="T13">_ _ _ _ _ _ _ </text:span><text:span text:style-name="T13"> </text:span><text:span text:style-name="T13">than the acquired virtues. </text:span></text:p>
        <text:p text:style-name="P25"><text:span text:style-name="T13">15. St. Paul says: “I </text:span><text:span text:style-name="T13"> </text:span><text:span text:style-name="T13">_ _ _ _ _ _ _ </text:span><text:span text:style-name="T13"> </text:span><text:span text:style-name="T13">my body and bring it into subjection.” </text:span></text:p>
        <text:p text:style-name="P25"><text:span text:style-name="T13">16. Our Lord says: “Learn of Me, because I am meek and </text:span><text:span text:style-name="T13"> </text:span><text:span text:style-name="T13">_ _ _ _ _ _ _ </text:span><text:s text:c="2"/><text:span text:style-name="T13">_ _ _ _ _ </text:span><text:s/><text:span text:style-name="T13">.” </text:span></text:p>
        <text:p text:style-name="P25"><text:span text:style-name="T13">17. The infused virtue of religion gives God the worship due to Him as the Author of (</text:span><text:span text:style-name="T16">nature</text:span><text:span text:style-name="T13">) (</text:span><text:span text:style-name="T16">grace</text:span><text:span text:style-name="T13">). </text:span></text:p>
        <text:p text:style-name="P25"><text:span text:style-name="T13">18. The infused moral virtues give an (</text:span><text:span text:style-name="T16">intrinsic</text:span><text:span text:style-name="T13">) (</text:span><text:span text:style-name="T16">extrinsic</text:span><text:span text:style-name="T13">) facility. </text:span></text:p>
        <text:p text:style-name="P25"><text:span text:style-name="T13">19. The supernatural virtues act in a (</text:span><text:span text:style-name="T16">human</text:span><text:span text:style-name="T13">) (</text:span><text:span text:style-name="T16">divine</text:span><text:span text:style-name="T13">) way. </text:span></text:p>
        <text:p text:style-name="P25"><text:span text:style-name="T13">20. They are complemented and perfected by the Gifts of </text:span><text:span text:style-name="T13"> </text:span><text:span text:style-name="T13">_ _ _ _ _ _ _ _ </text:span><text:s/><text:span text:style-name="T13">.</text:span></text:p>
        <text:p text:style-name="P4"/>
        <text:p text:style-name="PP23"><text:span text:style-name="T12">1. The supernatural virtues are (</text:span><text:span text:style-name="T18">proximate</text:span><text:span text:style-name="T12">) (radical) principles of supernatural acts. 2. Sanctifying grace is a (</text:span><text:span text:style-name="T18">radical</text:span><text:span text:style-name="T12">) principle of these acts. 3. The supernatural virtues are like new (natures) (</text:span><text:span text:style-name="T18">faculties</text:span><text:span text:style-name="T12">) given us by God. 4. They all arise together in the soul with the coming of (</text:span><text:span text:style-name="T18">sanctifying grace</text:span><text:span text:style-name="T12">). 5. They increase when we perform acts that are more (</text:span><text:span text:style-name="T18">intense</text:span><text:span text:style-name="T12">) than the habit. 6. They are lost by the loss of (</text:span><text:span text:style-name="T18">sanctif</text:span><text:span text:style-name="T18">ying grace</text:span><text:span text:style-name="T12">); though two of them, namely (</text:span><text:span text:style-name="T18">faith</text:span><text:span text:style-name="T12">) and (</text:span><text:span text:style-name="T18">hope</text:span><text:span text:style-name="T12">) remain after mortal sin provided the sin is not against them. 7. The sanctity of the saints is called (</text:span><text:span text:style-name="T18">heroic</text:span><text:span text:style-name="T12">) sanctity. 8. The supernatural virtues that have God for their object are called the (</text:span><text:span text:style-name="T18">theological</text:span><text:span text:style-name="T12">)</text:span><text:span text:style-name="T12"> virtues. </text:span><text:span text:style-name="T12"> </text:span><text:span text:style-name="T12">9. There are three of them: (</text:span><text:span text:style-name="T18">faith</text:span><text:span text:style-name="T12">), (</text:span><text:span text:style-name="T18">hope</text:span><text:span text:style-name="T12">) and (</text:span><text:span text:style-name="T18">charity</text:span><text:span text:style-name="T12">). 10. The supernatural cardinal virtues are (</text:span><text:span text:style-name="T18">prudence</text:span><text:span text:style-name="T12">), (</text:span><text:span text:style-name="T18">justice</text:span><text:span text:style-name="T12">), (</text:span><text:span text:style-name="T18">fortitude</text:span><text:span text:style-name="T12">) and (</text:span><text:span text:style-name="T18">temperance</text:span><text:span text:style-name="T12">). 11. These are (theological) (</text:span><text:span text:style-name="T18">moral</text:span><text:span text:style-name="T12">) virtues. 12. The supernatural virtues are also known as the (</text:span><text:span text:style-name="T18">infused</text:span><text:span text:style-name="T12">) virtues. 13. The supernatural moral virtues act simultaneously with the (</text:span><text:span text:style-name="T18">natural</text:span><text:span text:style-name="T12">) moral virtues of the same name. 14. In regard to the golden mean, the supernatural moral virtues have a higher (</text:span><text:span text:style-name="T18">standard</text:span><text:span text:style-name="T12">) and a higher (</text:span><text:span text:style-name="T18">moti</text:span><text:span text:style-name="T18">ve</text:span><text:span text:style-name="T12">) than the acquired virtues. 15. St. Paul says: “I (</text:span><text:span text:style-name="T18">chastise</text:span><text:span text:style-name="T12">) my body and bring it into subjection.” 16. Our Lord says: “Learn of Me, because I am meek and (</text:span><text:span text:style-name="T18">humble of heart</text:span><text:span text:style-name="T12">).” 17. The infused virtue of religion gives God the worship due to Him as the Author of (nature) (</text:span><text:span text:style-name="T18">grace</text:span><text:span text:style-name="T12">). 18. The infused moral virtues give an (</text:span><text:span text:style-name="T18">intrinsic</text:span><text:span text:style-name="T12">) (extrinsic) facility. 19. The supernatural virtues act in a (</text:span><text:span text:style-name="T18">human</text:span><text:span text:style-name="T12">) (divine) way. 20. They are complemented and perfected by the Gifts of (</text:span><text:span text:style-name="T18">the Holy Ghost</text:span><text:span text:style-name="T12">)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OpenSymbol" svg:font-family="OpenSymbol" style:font-family-generic="roman"/>
    <style:font-face style:name="FreeSans" svg:font-family="FreeSans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DejaVu Sans" svg:font-family="DejaVu Sans" style:font-family-generic="roman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n" fo:country="au" style:font-name-asian="DejaVu Sans" style:font-size-asian="10.5pt" style:language-asian="zh" style:country-asian="cn" style:font-name-complex="FreeSans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au" style:font-name-asian="DejaVu Sans" style:font-size-asian="10.5pt" style:font-weight-asian="normal" style:font-style-asian="normal" style:language-asian="zh" style:country-asian="cn" style:font-name-complex="Free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20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Normal" style:display-name="Norma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6cm" fo:page-height="29.707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16-05-02T11:55:24</meta:creation-date>
    <dc:creator>Veronica Brandt</dc:creator>
    <dc:date>2016-06-21T10:57:27</dc:date>
    <meta:print-date>2016-06-21T10:55:26</meta:print-date>
  </office:meta>
</office:document-meta>
</file>